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draw:fill-color="#41fcfa" draw:textarea-horizontal-align="justify" draw:textarea-vertical-align="middle" draw:auto-grow-height="false" fo:min-height="2.11cm" fo:min-width="0.025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style>
    <style:style style:name="gr15" style:family="graphic" style:parent-style-name="standard">
      <style:graphic-properties draw:stroke="none" svg:stroke-color="#000000" draw:fill="none" draw:fill-color="#ffffff" draw:auto-grow-height="true" draw:auto-grow-width="false" fo:max-height="0cm" fo:min-height="0.945cm"/>
    </style:style>
    <style:style style:name="gr16" style:family="graphic" style:parent-style-name="standard">
      <style:graphic-properties draw:fill-color="#ffffff" draw:textarea-horizontal-align="justify" draw:textarea-vertical-align="middle" draw:auto-grow-height="false" fo:min-height="1.55cm" fo:min-width="2.9cm"/>
    </style:style>
    <style:style style:name="gr17" style:family="graphic" style:parent-style-name="standard">
      <style:graphic-properties draw:fill-color="#ffffd7" draw:textarea-horizontal-align="justify" draw:textarea-vertical-align="middle" draw:auto-grow-height="false" fo:min-height="1.55cm" fo:min-width="2.9cm"/>
    </style:style>
    <style:style style:name="gr18" style:family="graphic" style:parent-style-name="standard">
      <style:graphic-properties draw:fill-color="#ffffff" draw:textarea-horizontal-align="justify" draw:textarea-vertical-align="middle" draw:auto-grow-height="false" fo:min-height="1.55cm" fo:min-width="3.4cm"/>
    </style:style>
    <style:style style:name="gr19" style:family="graphic" style:parent-style-name="standard">
      <style:graphic-properties draw:fill-color="#ffffd7" draw:textarea-horizontal-align="justify" draw:textarea-vertical-align="middle" draw:auto-grow-height="false" fo:min-height="1.55cm" fo:min-width="3.4cm"/>
    </style:style>
    <style:style style:name="gr20" style:family="graphic" style:parent-style-name="standard">
      <style:graphic-properties draw:fill-color="#ffffff" draw:textarea-horizontal-align="justify" draw:textarea-vertical-align="middle" draw:auto-grow-height="false" fo:min-height="1.55cm" fo:min-width="3.9cm"/>
    </style:style>
    <style:style style:name="gr21" style:family="graphic" style:parent-style-name="standard">
      <style:graphic-properties draw:fill-color="#ffffff" draw:textarea-horizontal-align="justify" draw:textarea-vertical-align="middle" draw:auto-grow-height="false" fo:min-height="1.55cm" fo:min-width="3.894cm"/>
    </style:style>
    <style:style style:name="gr22" style:family="graphic" style:parent-style-name="standard">
      <style:graphic-properties draw:fill-color="#ffffd7" draw:textarea-horizontal-align="justify" draw:textarea-vertical-align="middle" draw:auto-grow-height="false" fo:min-height="1.55cm" fo:min-width="3.9cm"/>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middle" fo:min-height="3.311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79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top" fo:min-height="1.303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text-properties fo:font-style="italic" style:font-style-asian="italic" style:font-style-complex="italic"/>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text-properties fo:font-size="21.2000007629395pt"/>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dee6ef"/>
      <style:paragraph-properties fo:text-align="center"/>
    </style:style>
    <style:style style:name="P28"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9" style:family="paragraph">
      <loext:graphic-properties draw:fill-color="#ffffff"/>
      <style:paragraph-properties fo:text-align="center"/>
    </style:style>
    <style:style style:name="P30" style:family="paragraph">
      <loext:graphic-properties draw:fill-color="#ffffd7"/>
      <style:paragraph-properties fo:text-align="center"/>
    </style:style>
    <style:style style:name="P31"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32" style:family="paragraph">
      <loext:graphic-properties draw:fill="none"/>
      <style:paragraph-properties fo:text-align="center"/>
    </style:style>
    <style:style style:name="P33" style:family="paragraph">
      <loext:graphic-properties draw:fill-color="#dee6ef"/>
      <style:paragraph-properties fo:text-align="center"/>
      <style:text-properties fo:font-size="18pt"/>
    </style:style>
    <style:style style:name="P34" style:family="paragraph">
      <loext:graphic-properties draw:fill-color="#ffffff"/>
      <style:paragraph-properties fo:text-align="center"/>
      <style:text-properties fo:font-size="18pt"/>
    </style:style>
    <style:style style:name="P35" style:family="paragraph">
      <loext:graphic-properties draw:fill-color="#ffffd7"/>
      <style:paragraph-properties fo:text-align="center"/>
      <style:text-properties fo:font-size="18pt"/>
    </style:style>
    <style:style style:name="P36" style:family="paragraph">
      <loext:graphic-properties draw:fill="none" draw:fill-color="#ffffff"/>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ff"/>
      <style:paragraph-properties style:writing-mode="lr-tb"/>
      <style:text-properties fo:font-size="24pt" fo:language="fr" fo:country="FR" fo:font-weight="bold" style:font-weight-asian="bold" style:font-weight-complex="bold"/>
    </style:style>
    <style:style style:name="P4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size="21.2000007629395pt" fo:language="fr" fo:country="FR"/>
    </style:style>
    <style:style style:name="T11" style:family="text">
      <style:text-properties fo:font-size="32pt" fo:language="fr" fo:country="FR" fo:font-weight="bold" style:font-size-asian="32pt" style:font-size-complex="32pt"/>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ffffff" fo:font-size="18pt" fo:language="fr" fo:country="FR" fo:font-weight="bold" style:font-size-asian="18pt" style:font-weight-asian="bold" style:font-size-complex="18pt" style:font-weight-complex="bold"/>
    </style:style>
    <style:style style:name="T19" style:family="text">
      <style:text-properties fo:color="#ffffff" fo:font-size="18pt" fo:language="fr" fo:country="FR" fo:font-weight="normal" style:font-size-asian="18pt" style:font-weight-asian="normal" style:font-size-complex="18pt" style:font-weight-complex="normal"/>
    </style:style>
    <style:style style:name="T20" style:family="text">
      <style:text-properties fo:font-size="18pt"/>
    </style:style>
    <style:style style:name="T2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3cm 15.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On n'arrive pas à finir nos US</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 text:style-name="P20"><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On ne livre jamais à tant</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 text:style-name="P20"><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Cette US est plus longue que prévu</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text:style-name="P20"><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SCRUM, c'est nul</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 text:style-name="P20"><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 text:style-name="P16"><text:span text:style-name="T9">ça, ce sont les propos d'une équipe qui estime mal voir pas du tout.</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 text:style-name="P20"><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1">(User) Story</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2">petite</text:span><text:span text:style-name="T7"> d'un besoin</text:span></text:p>
              </text:list-item>
              <text:list-item>
                <text:p text:style-name="P12"><text:span text:style-name="T7">Représente une tâche pour un </text:span><text:span text:style-name="T12">développeur</text:span></text:p>
              </text:list-item>
            </text:list>
          </draw:text-box>
        </draw:frame>
        <draw:custom-shape draw:style-name="gr10" draw:text-style-name="P18"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6cm" svg:y="13.906cm">
          <draw:text-box>
            <text:p text:style-name="P22"><text:span text:style-name="T13">Source(s) :</text:span></text:p>
            <text:list text:style-name="L1">
              <text:list-item>
                <text:p><text:span text:style-name="T14"><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1">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8"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6cm" svg:y="13.906cm">
          <draw:text-box>
            <text:p text:style-name="P22"><text:span text:style-name="T13">Source(s) :</text:span></text:p>
            <text:list text:style-name="L1">
              <text:list-item>
                <text:p><text:span text:style-name="T14"><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1" draw:master-page-name="Default" presentation:presentation-page-layout-name="AL3T1">
        <office:forms form:automatic-focus="false" form:apply-design-mode="false"/>
        <draw:frame presentation:style-name="pr11" draw:text-style-name="P25" draw:layer="layout" svg:width="26.924cm" svg:height="3.799cm" svg:x="0.538cm" svg:y="5.976cm" presentation:class="title" presentation:user-transformed="true">
          <draw:text-box>
            <text:p text:style-name="P24"><text:span text:style-name="T16">Si on découpe au niveau vertical…</text:span><text:span text:style-name="T16"><text:line-break/></text:span><text:span text:style-name="T16">On crée soit une nouvelle story ou même une nouvelle feature</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8"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4" draw:style-name="dp1" draw:master-page-name="Default" presentation:presentation-page-layout-name="AL3T1">
        <draw:frame presentation:style-name="pr8" draw:text-style-name="P25" draw:layer="layout" svg:width="26.924cm" svg:height="3.311cm" svg:x="0.538cm" svg:y="6.22cm" presentation:class="title" presentation:user-transformed="true">
          <draw:text-box>
            <text:p text:style-name="P24"><text:span text:style-name="T16">Et si on adjoint plusieurs features, ça donne une (User) Story Map</text:span></text:p>
          </draw:text-box>
        </draw:frame>
        <draw:custom-shape draw:style-name="gr8" draw:text-style-name="P18"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6"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User) Story Map</text:span></text:p>
          </draw:text-box>
        </draw:frame>
        <draw:custom-shape draw:style-name="gr13" draw:text-style-name="P26"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7" draw:layer="layout" svg:width="5.4cm" svg:height="1.8cm" svg:x="2.6cm" svg:y="4.4cm">
          <text:p text:style-name="P24">Chercher</text:p>
          <draw:enhanced-geometry svg:viewBox="0 0 21600 21600" draw:type="rectangle" draw:enhanced-path="M 0 0 L 21600 0 21600 21600 0 21600 0 0 Z N"/>
        </draw:custom-shape>
        <draw:frame draw:style-name="gr15" draw:text-style-name="P28" draw:layer="layout" svg:width="10.8cm" svg:height="1.195cm" svg:x="8.4cm" svg:y="2.405cm">
          <draw:text-box>
            <text:p text:style-name="P24"><text:span text:style-name="T17">Chemin utilisateur</text:span></text:p>
          </draw:text-box>
        </draw:frame>
        <draw:custom-shape draw:style-name="gr16" draw:text-style-name="P29" draw:layer="layout" svg:width="3.4cm" svg:height="1.8cm" svg:x="2.6cm" svg:y="8.6cm">
          <text:p text:style-name="P24">Chercher </text:p>
          <text:p text:style-name="P24">par nom</text:p>
          <draw:enhanced-geometry svg:viewBox="0 0 21600 21600" draw:type="rectangle" draw:enhanced-path="M 0 0 L 21600 0 21600 21600 0 21600 0 0 Z N"/>
        </draw:custom-shape>
        <draw:custom-shape draw:style-name="gr16" draw:text-style-name="P29" draw:layer="layout" svg:width="3.4cm" svg:height="1.8cm" svg:x="2.6cm" svg:y="10.6cm">
          <text:p text:style-name="P24">Chercher</text:p>
          <text:p text:style-name="P24">par cat.</text:p>
          <draw:enhanced-geometry svg:viewBox="0 0 21600 21600" draw:type="rectangle" draw:enhanced-path="M 0 0 L 21600 0 21600 21600 0 21600 0 0 Z N"/>
        </draw:custom-shape>
        <draw:custom-shape draw:style-name="gr17" draw:text-style-name="P30" draw:layer="layout" svg:width="3.4cm" svg:height="1.8cm" svg:x="2.6cm" svg:y="6.5cm">
          <text:p text:style-name="P24">Chercher </text:p>
          <text:p text:style-name="P24">un produit</text:p>
          <draw:enhanced-geometry svg:viewBox="0 0 21600 21600" draw:type="rectangle" draw:enhanced-path="M 0 0 L 21600 0 21600 21600 0 21600 0 0 Z N"/>
        </draw:custom-shape>
        <draw:frame draw:style-name="gr15" draw:text-style-name="P28" draw:layer="layout" svg:width="10.8cm" svg:height="1.195cm" draw:transform="rotate (1.5707963267949) translate (0.6cm 13.906cm)">
          <draw:text-box>
            <text:p text:style-name="P24"><text:span text:style-name="T17">Priorité / Version</text:span></text:p>
          </draw:text-box>
        </draw:frame>
        <draw:custom-shape draw:style-name="gr14" draw:text-style-name="P27" draw:layer="layout" svg:width="5.4cm" svg:height="1.8cm" svg:x="10.4cm" svg:y="4.4cm">
          <text:p text:style-name="P24">Obtenir les détails</text:p>
          <draw:enhanced-geometry svg:viewBox="0 0 21600 21600" draw:type="rectangle" draw:enhanced-path="M 0 0 L 21600 0 21600 21600 0 21600 0 0 Z N"/>
        </draw:custom-shape>
        <draw:custom-shape draw:style-name="gr18" draw:text-style-name="P29" draw:layer="layout" svg:width="3.9cm" svg:height="1.8cm" svg:x="6.2cm" svg:y="8.6cm">
          <text:p text:style-name="P24">Trier </text:p>
          <text:p text:style-name="P24">les résultats</text:p>
          <draw:enhanced-geometry svg:viewBox="0 0 21600 21600" draw:type="rectangle" draw:enhanced-path="M 0 0 L 21600 0 21600 21600 0 21600 0 0 Z N"/>
        </draw:custom-shape>
        <draw:custom-shape draw:style-name="gr19" draw:text-style-name="P30" draw:layer="layout" svg:width="3.9cm" svg:height="1.8cm" svg:x="6.2cm" svg:y="6.5cm">
          <text:p text:style-name="P24">Obtenir</text:p>
          <text:p text:style-name="P24">les résultats</text:p>
          <draw:enhanced-geometry svg:viewBox="0 0 21600 21600" draw:type="rectangle" draw:enhanced-path="M 0 0 L 21600 0 21600 21600 0 21600 0 0 Z N"/>
        </draw:custom-shape>
        <draw:custom-shape draw:style-name="gr14" draw:text-style-name="P27" draw:layer="layout" svg:width="5.4cm" svg:height="1.8cm" svg:x="19.2cm" svg:y="4.4cm">
          <text:p text:style-name="P24">Acheter</text:p>
          <draw:enhanced-geometry svg:viewBox="0 0 21600 21600" draw:type="rectangle" draw:enhanced-path="M 0 0 L 21600 0 21600 21600 0 21600 0 0 Z N"/>
        </draw:custom-shape>
        <draw:custom-shape draw:style-name="gr19" draw:text-style-name="P30" draw:layer="layout" svg:width="3.9cm" svg:height="1.8cm" svg:x="10.4cm" svg:y="6.5cm">
          <text:p text:style-name="P24">Voir détails </text:p>
          <text:p text:style-name="P24">produit</text:p>
          <draw:enhanced-geometry svg:viewBox="0 0 21600 21600" draw:type="rectangle" draw:enhanced-path="M 0 0 L 21600 0 21600 21600 0 21600 0 0 Z N"/>
        </draw:custom-shape>
        <draw:custom-shape draw:style-name="gr20" draw:text-style-name="P29" draw:layer="layout" svg:width="4.4cm" svg:height="1.8cm" svg:x="10.4cm" svg:y="8.6cm">
          <text:p text:style-name="P24">Voir </text:p>
          <text:p text:style-name="P24">les images</text:p>
          <draw:enhanced-geometry svg:viewBox="0 0 21600 21600" draw:type="rectangle" draw:enhanced-path="M 0 0 L 21600 0 21600 21600 0 21600 0 0 Z N"/>
        </draw:custom-shape>
        <draw:custom-shape draw:style-name="gr21" draw:text-style-name="P29" draw:layer="layout" svg:width="4.394cm" svg:height="1.8cm" svg:x="10.4cm" svg:y="10.5cm">
          <text:p text:style-name="P24">Voir les </text:p>
          <text:p text:style-name="P24">commentaires</text:p>
          <draw:enhanced-geometry svg:viewBox="0 0 21600 21600" draw:type="rectangle" draw:enhanced-path="M 0 0 L 21600 0 21600 21600 0 21600 0 0 Z N"/>
        </draw:custom-shape>
        <draw:custom-shape draw:style-name="gr21" draw:text-style-name="P29" draw:layer="layout" svg:width="4.394cm" svg:height="1.8cm" svg:x="10.4cm" svg:y="12.4cm">
          <text:p text:style-name="P24">Voir produits</text:p>
          <text:p text:style-name="P24">associés</text:p>
          <draw:enhanced-geometry svg:viewBox="0 0 21600 21600" draw:type="rectangle" draw:enhanced-path="M 0 0 L 21600 0 21600 21600 0 21600 0 0 Z N"/>
        </draw:custom-shape>
        <draw:custom-shape draw:style-name="gr22" draw:text-style-name="P30" draw:layer="layout" svg:width="4.4cm" svg:height="1.8cm" svg:x="14.5cm" svg:y="6.5cm">
          <text:p text:style-name="P24">Ajouter produit</text:p>
          <text:p text:style-name="P24">au panier</text:p>
          <draw:enhanced-geometry svg:viewBox="0 0 21600 21600" draw:type="rectangle" draw:enhanced-path="M 0 0 L 21600 0 21600 21600 0 21600 0 0 Z N"/>
        </draw:custom-shape>
        <draw:custom-shape draw:style-name="gr19" draw:text-style-name="P30" draw:layer="layout" svg:width="3.9cm" svg:height="1.8cm" svg:x="19.2cm" svg:y="6.5cm">
          <text:p text:style-name="P24">Valider </text:p>
          <text:p text:style-name="P24">commande</text:p>
          <draw:enhanced-geometry svg:viewBox="0 0 21600 21600" draw:type="rectangle" draw:enhanced-path="M 0 0 L 21600 0 21600 21600 0 21600 0 0 Z N"/>
        </draw:custom-shape>
        <draw:custom-shape draw:style-name="gr19" draw:text-style-name="P30" draw:layer="layout" svg:width="3.9cm" svg:height="1.8cm" svg:x="23.3cm" svg:y="6.5cm">
          <text:p text:style-name="P24">Voir détails</text:p>
          <draw:enhanced-geometry svg:viewBox="0 0 21600 21600" draw:type="rectangle" draw:enhanced-path="M 0 0 L 21600 0 21600 21600 0 21600 0 0 Z N"/>
        </draw:custom-shape>
        <draw:custom-shape draw:style-name="gr20" draw:text-style-name="P29" draw:layer="layout" svg:width="4.4cm" svg:height="1.8cm" svg:x="19.2cm" svg:y="8.6cm">
          <text:p text:style-name="P24">Connecter </text:p>
          <text:p text:style-name="P24">au compte</text:p>
          <draw:enhanced-geometry svg:viewBox="0 0 21600 21600" draw:type="rectangle" draw:enhanced-path="M 0 0 L 21600 0 21600 21600 0 21600 0 0 Z N"/>
        </draw:custom-shape>
        <draw:frame presentation:style-name="pr14" draw:text-style-name="P31" draw:layer="layout" svg:width="7cm" svg:height="3.8cm" svg:x="20.6cm" svg:y="11.2cm" presentation:class="outline" presentation:user-transformed="true">
          <draw:text-box>
            <text:p text:style-name="P12"><text:span text:style-name="T18">Légende :</text:span></text:p>
            <text:list text:style-name="L2">
              <text:list-item>
                <text:p text:style-name="P12"><text:span text:style-name="T19">Jaune : epic</text:span></text:p>
              </text:list-item>
              <text:list-item>
                <text:p text:style-name="P12"><text:span text:style-name="T19">Bleu : features</text:span></text:p>
              </text:list-item>
              <text:list-item>
                <text:p text:style-name="P12"><text:span text:style-name="T19">Blanc : stories</text:span></text:p>
              </text:list-item>
            </text:list>
          </draw:text-box>
        </draw:frame>
        <draw:line draw:style-name="gr23" draw:text-style-name="P32" draw:layer="layout" svg:x1="1.885cm" svg:y1="3.695cm" svg:x2="27.485cm" svg:y2="3.695cm">
          <text:p/>
        </draw:line>
        <draw:line draw:style-name="gr24" draw:text-style-name="P32" draw:layer="layout" svg:x1="1.885cm" svg:y1="3.895cm" svg:x2="1.885cm" svg:y2="15.095cm">
          <text:p/>
        </draw:lin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6"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User) Story Map</text:span></text:p>
          </draw:text-box>
        </draw:frame>
        <draw:custom-shape draw:style-name="gr13" draw:text-style-name="P26"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32" draw:layer="layout" svg:x1="2cm" svg:y1="3.8cm" svg:x2="27.6cm" svg:y2="3.8cm">
          <text:p/>
        </draw:line>
        <draw:line draw:style-name="gr24" draw:text-style-name="P32" draw:layer="layout" svg:x1="2cm" svg:y1="4cm" svg:x2="2cm" svg:y2="15.2cm">
          <text:p/>
        </draw:line>
        <draw:custom-shape draw:style-name="gr14" draw:text-style-name="P33" draw:layer="layout" svg:width="5.4cm" svg:height="1.8cm" svg:x="2.6cm" svg:y="4.4cm">
          <text:p text:style-name="P24"><text:span text:style-name="T20">Chercher</text:span></text:p>
          <draw:enhanced-geometry svg:viewBox="0 0 21600 21600" draw:type="rectangle" draw:enhanced-path="M 0 0 L 21600 0 21600 21600 0 21600 0 0 Z N"/>
        </draw:custom-shape>
        <draw:frame draw:style-name="gr15" draw:text-style-name="P28" draw:layer="layout" svg:width="10.8cm" svg:height="1.195cm" svg:x="8.4cm" svg:y="2.405cm">
          <draw:text-box>
            <text:p text:style-name="P24"><text:span text:style-name="T17">Chemin utilisateur</text:span></text:p>
          </draw:text-box>
        </draw:frame>
        <draw:custom-shape draw:style-name="gr25" draw:text-style-name="P34" draw:layer="layout" svg:width="3.4cm" svg:height="1.8cm" svg:x="2.6cm" svg:y="8.4cm">
          <text:p/>
          <draw:enhanced-geometry svg:viewBox="0 0 21600 21600" draw:type="rectangle" draw:enhanced-path="M 0 0 L 21600 0 21600 21600 0 21600 0 0 Z N"/>
        </draw:custom-shape>
        <draw:custom-shape draw:style-name="gr25" draw:text-style-name="P34" draw:layer="layout" svg:width="3.4cm" svg:height="1.8cm" svg:x="2.6cm" svg:y="10.6cm">
          <text:p/>
          <draw:enhanced-geometry svg:viewBox="0 0 21600 21600" draw:type="rectangle" draw:enhanced-path="M 0 0 L 21600 0 21600 21600 0 21600 0 0 Z N"/>
        </draw:custom-shape>
        <draw:custom-shape draw:style-name="gr17" draw:text-style-name="P35" draw:layer="layout" svg:width="3.4cm" svg:height="1.8cm" svg:x="2.6cm" svg:y="6.5cm">
          <text:p text:style-name="P24"><text:span text:style-name="T20">Chercher </text:span></text:p>
          <text:p text:style-name="P24"><text:span text:style-name="T20">un produit</text:span></text:p>
          <draw:enhanced-geometry svg:viewBox="0 0 21600 21600" draw:type="rectangle" draw:enhanced-path="M 0 0 L 21600 0 21600 21600 0 21600 0 0 Z N"/>
        </draw:custom-shape>
        <draw:frame draw:style-name="gr15" draw:text-style-name="P28" draw:layer="layout" svg:width="10.8cm" svg:height="1.195cm" draw:transform="rotate (1.5707963267949) translate (0.6cm 13.906cm)">
          <draw:text-box>
            <text:p text:style-name="P24"><text:span text:style-name="T17">Priorité / Version</text:span></text:p>
          </draw:text-box>
        </draw:frame>
        <draw:custom-shape draw:style-name="gr14" draw:text-style-name="P33" draw:layer="layout" svg:width="5.4cm" svg:height="1.8cm" svg:x="10.4cm" svg:y="4.4cm">
          <text:p text:style-name="P24"><text:span text:style-name="T20">Obtenir les détails</text:span></text:p>
          <draw:enhanced-geometry svg:viewBox="0 0 21600 21600" draw:type="rectangle" draw:enhanced-path="M 0 0 L 21600 0 21600 21600 0 21600 0 0 Z N"/>
        </draw:custom-shape>
        <draw:custom-shape draw:style-name="gr26" draw:text-style-name="P34" draw:layer="layout" svg:width="3.9cm" svg:height="1.8cm" svg:x="6.2cm" svg:y="8.4cm">
          <text:p/>
          <draw:enhanced-geometry svg:viewBox="0 0 21600 21600" draw:type="rectangle" draw:enhanced-path="M 0 0 L 21600 0 21600 21600 0 21600 0 0 Z N"/>
        </draw:custom-shape>
        <draw:custom-shape draw:style-name="gr19" draw:text-style-name="P35" draw:layer="layout" svg:width="3.9cm" svg:height="1.8cm" svg:x="6.2cm" svg:y="6.5cm">
          <text:p text:style-name="P24"><text:span text:style-name="T20">Obtenir</text:span></text:p>
          <text:p text:style-name="P24"><text:span text:style-name="T20">les résultats</text:span></text:p>
          <draw:enhanced-geometry svg:viewBox="0 0 21600 21600" draw:type="rectangle" draw:enhanced-path="M 0 0 L 21600 0 21600 21600 0 21600 0 0 Z N"/>
        </draw:custom-shape>
        <draw:custom-shape draw:style-name="gr14" draw:text-style-name="P33" draw:layer="layout" svg:width="5.4cm" svg:height="1.8cm" svg:x="19.2cm" svg:y="4.4cm">
          <text:p text:style-name="P24"><text:span text:style-name="T20">Acheter</text:span></text:p>
          <draw:enhanced-geometry svg:viewBox="0 0 21600 21600" draw:type="rectangle" draw:enhanced-path="M 0 0 L 21600 0 21600 21600 0 21600 0 0 Z N"/>
        </draw:custom-shape>
        <draw:custom-shape draw:style-name="gr19" draw:text-style-name="P35" draw:layer="layout" svg:width="3.9cm" svg:height="1.8cm" svg:x="10.4cm" svg:y="6.5cm">
          <text:p text:style-name="P24"><text:span text:style-name="T20">Voir détails </text:span></text:p>
          <text:p text:style-name="P24"><text:span text:style-name="T20">produit</text:span></text:p>
          <draw:enhanced-geometry svg:viewBox="0 0 21600 21600" draw:type="rectangle" draw:enhanced-path="M 0 0 L 21600 0 21600 21600 0 21600 0 0 Z N"/>
        </draw:custom-shape>
        <draw:custom-shape draw:style-name="gr27" draw:text-style-name="P34" draw:layer="layout" svg:width="4.4cm" svg:height="1.8cm" svg:x="10.4cm" svg:y="8.4cm">
          <text:p/>
          <draw:enhanced-geometry svg:viewBox="0 0 21600 21600" draw:type="rectangle" draw:enhanced-path="M 0 0 L 21600 0 21600 21600 0 21600 0 0 Z N"/>
        </draw:custom-shape>
        <draw:custom-shape draw:style-name="gr28" draw:text-style-name="P34" draw:layer="layout" svg:width="4.394cm" svg:height="1.8cm" svg:x="10.4cm" svg:y="10.6cm">
          <text:p/>
          <draw:enhanced-geometry svg:viewBox="0 0 21600 21600" draw:type="rectangle" draw:enhanced-path="M 0 0 L 21600 0 21600 21600 0 21600 0 0 Z N"/>
        </draw:custom-shape>
        <draw:custom-shape draw:style-name="gr28" draw:text-style-name="P34" draw:layer="layout" svg:width="4.394cm" svg:height="1.8cm" svg:x="10.4cm" svg:y="12.7cm">
          <text:p/>
          <draw:enhanced-geometry svg:viewBox="0 0 21600 21600" draw:type="rectangle" draw:enhanced-path="M 0 0 L 21600 0 21600 21600 0 21600 0 0 Z N"/>
        </draw:custom-shape>
        <draw:custom-shape draw:style-name="gr22" draw:text-style-name="P35" draw:layer="layout" svg:width="4.4cm" svg:height="1.8cm" svg:x="14.5cm" svg:y="6.5cm">
          <text:p text:style-name="P24"><text:span text:style-name="T20">Ajouter produit</text:span></text:p>
          <text:p text:style-name="P24"><text:span text:style-name="T20">au panier</text:span></text:p>
          <draw:enhanced-geometry svg:viewBox="0 0 21600 21600" draw:type="rectangle" draw:enhanced-path="M 0 0 L 21600 0 21600 21600 0 21600 0 0 Z N"/>
        </draw:custom-shape>
        <draw:custom-shape draw:style-name="gr19" draw:text-style-name="P35" draw:layer="layout" svg:width="3.9cm" svg:height="1.8cm" svg:x="19.2cm" svg:y="6.5cm">
          <text:p text:style-name="P24"><text:span text:style-name="T20">Valider </text:span></text:p>
          <text:p text:style-name="P24"><text:span text:style-name="T20">commande</text:span></text:p>
          <draw:enhanced-geometry svg:viewBox="0 0 21600 21600" draw:type="rectangle" draw:enhanced-path="M 0 0 L 21600 0 21600 21600 0 21600 0 0 Z N"/>
        </draw:custom-shape>
        <draw:custom-shape draw:style-name="gr19" draw:text-style-name="P35" draw:layer="layout" svg:width="3.9cm" svg:height="1.8cm" svg:x="23.3cm" svg:y="6.5cm">
          <text:p text:style-name="P24"><text:span text:style-name="T20">Voir détails</text:span></text:p>
          <draw:enhanced-geometry svg:viewBox="0 0 21600 21600" draw:type="rectangle" draw:enhanced-path="M 0 0 L 21600 0 21600 21600 0 21600 0 0 Z N"/>
        </draw:custom-shape>
        <draw:custom-shape draw:style-name="gr27" draw:text-style-name="P34" draw:layer="layout" svg:width="4.4cm" svg:height="1.8cm" svg:x="19.2cm" svg:y="8.4cm">
          <text:p/>
          <draw:enhanced-geometry svg:viewBox="0 0 21600 21600" draw:type="rectangle" draw:enhanced-path="M 0 0 L 21600 0 21600 21600 0 21600 0 0 Z N"/>
        </draw:custom-shape>
        <draw:line draw:style-name="gr29" draw:text-style-name="P32" draw:layer="layout" svg:x1="2.4cm" svg:y1="10.4cm" svg:x2="26.8cm" svg:y2="10.4cm">
          <text:p/>
        </draw:line>
        <draw:frame draw:style-name="gr30" draw:text-style-name="P36" draw:layer="layout" svg:width="3.2cm" svg:height="0.962cm" svg:x="24.2cm" svg:y="9.438cm">
          <draw:text-box>
            <text:p>version 1</text:p>
          </draw:text-box>
        </draw:frame>
        <draw:line draw:style-name="gr29" draw:text-style-name="P32" draw:layer="layout" svg:x1="2.391cm" svg:y1="12.509cm" svg:x2="26.791cm" svg:y2="12.509cm">
          <text:p/>
        </draw:line>
        <draw:frame draw:style-name="gr30" draw:text-style-name="P36" draw:layer="layout" svg:width="3.2cm" svg:height="0.962cm" svg:x="24.191cm" svg:y="11.547cm">
          <draw:text-box>
            <text:p>version 2</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1T0">
        <draw:custom-shape draw:style-name="gr31" draw:text-style-name="P37"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8" draw:layer="layout" svg:width="25.198cm" svg:height="1.303cm" svg:x="1.393cm" svg:y="0.627cm" presentation:class="title" presentation:user-transformed="true">
          <draw:text-box>
            <text:p text:style-name="P1"><text:span text:style-name="T21">Pratiquons ! - User Story Map</text:span></text:p>
          </draw:text-box>
        </draw:frame>
        <draw:custom-shape draw:style-name="gr32"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41" draw:layer="layout" svg:width="26.06cm" svg:height="9.904cm" svg:x="1.346cm" svg:y="2.296cm" presentation:class="outline" presentation:user-transformed="true">
          <draw:text-box>
            <text:p text:style-name="P40"><text:span text:style-name="T22">Pré-requis : </text:span></text:p>
            <text:list text:style-name="L2">
              <text:list-item>
                <text:p text:style-name="P12"><text:span text:style-name="T23">Avoir la ressource </text:span><text:span text:style-name="T24">ressources/redaction-user-story-map</text:span></text:p>
                <text:p text:style-name="P12"><text:span text:style-name="T23"/></text:p>
              </text:list-item>
            </text:list>
            <text:p text:style-name="P12"><text:span text:style-name="T23">A télécharger ici : </text:span><text:span text:style-name="T25"><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3"/></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20" draw:style-name="dp1" draw:master-page-name="Default" presentation:presentation-page-layout-name="AL1T0">
        <draw:frame presentation:style-name="pr5" draw:text-style-name="P21" draw:layer="layout" svg:width="25.198cm" svg:height="1.425cm" svg:x="1.393cm" svg:y="0.627cm" presentation:class="title" presentation:user-transformed="true">
          <draw:text-box>
            <text:p text:style-name="P1"><text:span text:style-name="T11">(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item>
            </text:list>
          </draw:text-box>
        </draw:frame>
        <draw:custom-shape draw:style-name="gr13" draw:text-style-name="P26"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673cm" svg:x="1.017cm" svg:y="13.907cm">
          <draw:text-box>
            <text:p text:style-name="P22"><text:span text:style-name="T13">Source(s) :</text:span></text:p>
            <text:list text:style-name="L1">
              <text:list-item>
                <text:p><text:span text:style-name="T14"><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4" draw:master-page-name="Default" presentation:presentation-page-layout-name="AL3T1">
        <draw:frame presentation:style-name="pr19" draw:text-style-name="P42"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21" presentation:class="page"/>
          <draw:frame presentation:style-name="pr3" draw:text-style-name="P43" draw:layer="layout" svg:width="16.8cm" svg:height="13.365cm" svg:x="2.097cm" svg:y="14.103cm" presentation:class="notes" presentation:placeholder="true">
            <draw:text-box/>
          </draw:frame>
        </presentation:notes>
      </draw:page>
      <draw:page draw:name="page22" draw:style-name="dp4" draw:master-page-name="Default" presentation:presentation-page-layout-name="AL3T1">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6T19:48:01.181000000</dc:date>
    <meta:editing-duration>P21DT6H21M36S</meta:editing-duration>
    <meta:editing-cycles>1137</meta:editing-cycles>
    <meta:generator>LibreOffice/6.2.5.2$Windows_X86_64 LibreOffice_project/1ec314fa52f458adc18c4f025c545a4e8b22c159</meta:generator>
    <meta:document-statistic meta:object-count="176"/>
  </office:meta>
</office:document-meta>
</file>